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B6FB15F7239B37E6.png" manifest:media-type="image/png"/>
  <manifest:file-entry manifest:full-path="Pictures/10000200000000AB000000AB35BAE755C69C67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a3e0f"/>
    </style:style>
    <style:style style:name="P4" style:family="paragraph" style:parent-style-name="Standard">
      <style:paragraph-properties fo:text-align="start" style:justify-single-word="false"/>
      <style:text-properties officeooo:paragraph-rsid="001a3e0f"/>
    </style:style>
    <style:style style:name="P5" style:family="paragraph" style:parent-style-name="Standard">
      <style:paragraph-properties fo:text-align="center" style:justify-single-word="false"/>
      <style:text-properties officeooo:paragraph-rsid="001a3e0f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7" style:data-style-name="N0">7</text:variable-set>: Distance vs Time Graphs</text:p>
      <text:p text:style-name="P5"/>
      <text:list xml:id="list6834317123040761884" text:style-name="L1">
        <text:list-item>
          <text:p text:style-name="P2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4"/>
      <text:p text:style-name="P4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32150582498807" text:continue-numbering="true" text:style-name="L1">
        <text:list-item>
          <text:p text:style-name="P2">According to your graph, what is the average velocity of each of the cars?</text:p>
        </text:list-item>
      </text:list>
      <text:p text:style-name="P4"/>
      <text:p text:style-name="P4"/>
      <text:list xml:id="list232150615184769" text:continue-numbering="true" text:style-name="L1">
        <text:list-item>
          <text:p text:style-name="P2">Explain why the average velocity of car 2 is strange.</text:p>
        </text:list-item>
      </text:list>
      <text:p text:style-name="P4"/>
      <text:p text:style-name="P4"/>
      <text:list xml:id="list232150105285710" text:continue-numbering="true" text:style-name="L1">
        <text:list-item>
          <text:p text:style-name="P2">Which car(s) travels with constant velocity?</text:p>
        </text:list-item>
      </text:list>
      <text:p text:style-name="P4"/>
      <text:p text:style-name="P4"/>
      <text:list xml:id="list232151320380036" text:continue-numbering="true" text:style-name="L1">
        <text:list-item>
          <text:p text:style-name="P2">Which car(s) stops for at least two seconds?</text:p>
        </text:list-item>
      </text:list>
      <text:p text:style-name="P4"/>
      <text:p text:style-name="P4"/>
      <text:list xml:id="list232151344539326" text:continue-numbering="true" text:style-name="L1">
        <text:list-item>
          <text:p text:style-name="P2">Which car(s) go backwards? <text:s/>When does this take place? <text:s/></text:p>
        </text:list-item>
      </text:list>
      <text:p text:style-name="P4"/>
      <text:p text:style-name="P4"/>
      <text:list xml:id="list232150759721445" text:continue-numbering="true" text:style-name="L1">
        <text:list-item>
          <text:p text:style-name="P2">When does car 1 pass car 2? <text:s/></text:p>
        </text:list-item>
      </text:list>
      <text:p text:style-name="P4"/>
      <text:p text:style-name="P4"/>
      <text:list xml:id="list232151242429797" text:continue-numbering="true" text:style-name="L1">
        <text:list-item>
          <text:p text:style-name="P2">When does car 3 pass car 2?</text:p>
        </text:list-item>
      </text:list>
      <text:p text:style-name="P4"/>
      <text:p text:style-name="P4"/>
      <text:list xml:id="list232150251973658" text:continue-numbering="true" text:style-name="L1">
        <text:list-item>
          <text:p text:style-name="P2">Sketch a distance-vs-time graph of each of the following situations:</text:p>
        </text:list-item>
      </text:list>
      <text:section text:style-name="Sect1" text:name="Section1">
        <text:list xml:id="list232151205641187" text:continue-numbering="true" text:style-name="L1">
          <text:list-item>
            <text:list>
              <text:list-item>
                <text:p text:style-name="P2">A car starts at the origin, and moves forward at a constant velocity.</text:p>
              </text:list-item>
            </text:list>
          </text:list-item>
        </text:list>
        <text:p text:style-name="P4"/>
        <text:list xml:id="list232151323534091" text:continue-numbering="true" text:style-name="L1">
          <text:list-item>
            <text:list>
              <text:list-item>
                <text:p text:style-name="P2">A car starts at the origin, drives forward for 5 seconds, then stops.</text:p>
              </text:list-item>
            </text:list>
          </text:list-item>
        </text:list>
      </text:section>
      <text:p text:style-name="P4"><draw:g text:anchor-type="paragraph" draw:z-index="5" draw:style-name="gr1"><draw:line draw:style-name="gr2" draw:text-style-name="P6" svg:x1="1.1591in" svg:y1="0.1291in" svg:x2="1.1661in" svg:y2="0.9657in"><text:p/></draw:line><draw:line draw:style-name="gr2" draw:text-style-name="P6" svg:x1="2.448in" svg:y1="0.9807in" svg:x2="1.1591in" svg:y2="0.9654in"><text:p/></draw:line></draw:g><draw:g text:anchor-type="paragraph" draw:z-index="6" draw:style-name="gr1"><draw:line draw:style-name="gr2" draw:text-style-name="P6" svg:x1="4.5591in" svg:y1="0.1638in" svg:x2="4.5661in" svg:y2="1.0004in"><text:p/></draw:line><draw:line draw:style-name="gr2" draw:text-style-name="P6" svg:x1="5.848in" svg:y1="1.0154in" svg:x2="4.5591in" svg:y2="1in"><text:p/></draw:line></draw:g></text:p>
      <text:p text:style-name="P4"/>
      <text:p text:style-name="P4"/>
      <text:p text:style-name="P4"/>
      <text:p text:style-name="P4"/>
      <text:p text:style-name="P4"/>
      <text:list xml:id="list232150119854792" text:continue-numbering="true" text:style-name="L1">
        <text:list-item>
          <text:p text:style-name="P2"><text:soft-page-break/><text:s/>Use the data on the front of this page to complete the following table:</text:p>
        </text:list-item>
      </text:list>
      <text:p text:style-name="P4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1324273905120771848" text:style-name="L3">
        <text:list-item>
          <text:p text:style-name="P3">Graph your data:</text:p>
        </text:list-item>
      </text:list>
      <text:p text:style-name="P4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32150722687397" text:continue-numbering="true" text:style-name="L3">
        <text:list-item>
          <text:p text:style-name="P3">Which car(s) move(s) the fastest at 10 seconds? <text:s/></text:p>
        </text:list-item>
      </text:list>
      <text:p text:style-name="P4"/>
      <text:p text:style-name="P4"/>
      <text:list xml:id="list232150956335335" text:continue-numbering="true" text:style-name="L3">
        <text:list-item>
          <text:p text:style-name="P3">Which car(s) travels with a constant acceleration?</text:p>
        </text:list-item>
      </text:list>
      <text:p text:style-name="P4"/>
      <text:p text:style-name="P4"/>
      <text:list xml:id="list232150588370979" text:continue-numbering="true" text:style-name="L3">
        <text:list-item>
          <text:p text:style-name="P3">What is the acceleration of each of the cars at t=4 seconds?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5BAE755C69C67CE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B6FB15F7239B37E6.png" xlink:type="simple" xlink:show="embed" xlink:actuate="onLoad"/></draw:frame> <text:s text:c="20"/>Name:<text:tab/><text:tab/><text:date style:data-style-name="N37" text:date-value="2016-08-03T23:21:49.671593550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31S</meta:editing-duration>
    <meta:editing-cycles>2</meta:editing-cycles>
    <meta:generator>LibreOffice/5.0.6.2$Linux_X86_64 LibreOffice_project/00$Build-2</meta:generator>
    <dc:date>2016-08-03T23:21:49.636387627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